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4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5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9" calcext:value-type="float">
            <text:p>29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4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55" calcext:value-type="float">
            <text:p>155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1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formula="of:=[.H13]/[.I13]" office:value-type="float" office:value="0.0608776266996292" calcext:value-type="float">
            <text:p>0.0608776267</text:p>
          </table:table-cell>
          <table:table-cell table:formula="of:=[.E13]*100" office:value-type="float" office:value="6.08776266996292" calcext:value-type="float">
            <text:p>6.08776267</text:p>
          </table:table-cell>
          <table:table-cell/>
          <table:table-cell table:formula="of:=SUM([.H6:.H12])" office:value-type="float" office:value="197" calcext:value-type="float">
            <text:p>197</text:p>
          </table:table-cell>
          <table:table-cell table:formula="of:=SUM([.I6:.I11])" office:value-type="float" office:value="3236" calcext:value-type="float">
            <text:p>3236</text:p>
          </table:table-cell>
          <table:table-cell/>
          <table:table-cell table:formula="of:=[.H13]+[.H20]+[.H24]+[.H35]+[.H46]" office:value-type="float" office:value="509" calcext:value-type="float">
            <text:p>509</text:p>
          </table:table-cell>
          <table:table-cell table:formula="of:=[.K13]/8" office:value-type="float" office:value="63.625" calcext:value-type="float">
            <text:p>63.62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5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54.8571428571429" calcext:value-type="float">
            <text:p>54.8571428571</text:p>
          </table:table-cell>
          <table:table-cell office:value-type="float" office:value="3.02371578407377" calcext:value-type="float">
            <text:p>3.023715784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8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51.2" calcext:value-type="float">
            <text:p>51.2</text:p>
          </table:table-cell>
          <table:table-cell office:value-type="float" office:value="4.38178046004131" calcext:value-type="float">
            <text:p>4.38178046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17:.H19]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5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5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55.1111111111111" calcext:value-type="float">
            <text:p>55.1111111111</text:p>
          </table:table-cell>
          <table:table-cell office:value-type="float" office:value="2.6666666666667" calcext:value-type="float">
            <text:p>2.66666666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8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51.2" calcext:value-type="float">
            <text:p>51.2</text:p>
          </table:table-cell>
          <table:table-cell office:value-type="float" office:value="4.38178046004131" calcext:value-type="float">
            <text:p>4.3817804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3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2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formula="of:=SUM([.H29:.H34])" office:value-type="float" office:value="78" calcext:value-type="float">
            <text:p>78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4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5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9" calcext:value-type="float">
            <text:p>29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4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55" calcext:value-type="float">
            <text:p>155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1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39:.H45])" office:value-type="float" office:value="198" calcext:value-type="float">
            <text:p>198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</table:table-row>
      </table:table>
      <table:table table:name="Sheet3" table:style-name="ta1">
        <table:table-column table:style-name="co1" table:number-columns-repeated="1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3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4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7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6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2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6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5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27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4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6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4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21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1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5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4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0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5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6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9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7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5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1" calcext:value-type="float">
            <text:p>21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4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3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I34]+[.I37]+[.I44]+[.I46]+[.I68]+[.I75]+[.I82]+[.I90]" office:value-type="float" office:value="376" calcext:value-type="float">
            <text:p>376</text:p>
          </table:table-cell>
          <table:table-cell table:formula="of:=[.L33]/8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formula="of:=SUM([.I6:.I33])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3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3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4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7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UM([.I41:.I4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21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9" calcext:value-type="float">
            <text:p>19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1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1" calcext:value-type="float">
            <text:p>41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3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3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0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24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9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4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6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3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0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7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4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21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6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27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UM([.I50:.I67])"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9" calcext:value-type="float">
            <text:p>19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1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1" calcext:value-type="float">
            <text:p>41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3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UM([.I71:.I74])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9" calcext:value-type="float">
            <text:p>19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1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1" calcext:value-type="float">
            <text:p>41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3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UM([.I78:.I81])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9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2" calcext:value-type="float">
            <text:p>32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3" calcext:value-type="float">
            <text:p>23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6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4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20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UM([.I85:.I89])" office:value-type="float" office:value="59" calcext:value-type="float">
            <text:p>59</text:p>
          </table:table-cell>
          <table:table-cell table:number-columns-repeated="4"/>
        </table:table-row>
      </table:table>
      <table:table table:name="Sheet4" table:style-name="ta1">
        <table:table-column table:style-name="co1" table:number-columns-repeated="1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formula="of:=[.I9]+[.I18]+[.I23]+[.I28]+[.I37]" office:value-type="float" office:value="37" calcext:value-type="float">
            <text:p>37</text:p>
          </table:table-cell>
          <table:table-cell table:formula="of:=[.L5]/8" office:value-type="float" office:value="4.625" calcext:value-type="float">
            <text:p>4.6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outingScenario.node[14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7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9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UM([.I6:.I8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4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7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9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UM([.I13:.I17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UM([.I21:.I2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UM([.I26:.I2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2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6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4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0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0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UM([.I31:.I36])" office:value-type="float" office:value="15" calcext:value-type="float">
            <text:p>15</text:p>
          </table:table-cell>
          <table:table-cell table:number-columns-repeated="4"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I6]+[.I11]+[.I14]+[.I29]+[.I31]+[.I35]+[.I39]+[.I47]" office:value-type="float" office:value="224" calcext:value-type="float">
            <text:p>224</text:p>
          </table:table-cell>
          <table:table-cell table:formula="of:=[.L4]/8"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outingScenario.node[18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UM([.I4:.I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8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UM([.I9:.I1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8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9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4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1" calcext:value-type="float">
            <text:p>81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3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9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5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9" calcext:value-type="float">
            <text:p>19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5" calcext:value-type="float">
            <text:p>85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UM([.I18:.I28])"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6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6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4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8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8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utingScenario.node[17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UM([.I43:.I46])" office:value-type="float" office:value="5" calcext:value-type="float">
            <text:p>5</text:p>
          </table:table-cell>
          <table:table-cell table:number-columns-repeated="4"/>
        </table:table-row>
      </table:table>
      <table:table table:name="Sheet8" table:style-name="ta2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8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formula="of:=[.H9]+[.H18]+[.H23]+[.H28]+[.H44]+[.H51]+[.H57]+[.H64]" office:value-type="float" office:value="75" calcext:value-type="float">
            <text:p>75</text:p>
          </table:table-cell>
          <table:table-cell table:formula="of:=[.K6]/8" office:value-type="float" office:value="9.375" calcext:value-type="float">
            <text:p>9.3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8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7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5:.H8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4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3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4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3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12:.H17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9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6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20:.H22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9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6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25:.H27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5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7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1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8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4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8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6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7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5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4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4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31:.H43]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8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4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47:.H5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8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4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53:.H56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8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8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7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60:.H63])" office:value-type="float" office:value="5" calcext:value-type="float">
            <text:p>5</text:p>
          </table:table-cell>
          <table:table-cell table:number-columns-repeated="4"/>
        </table:table-row>
      </table:table>
      <table:table table:name="Sheet9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/>
          <table:table-cell table:formula="of:=[.H27]+[.H53]+[.H78]+[.H99]+[.H126]+[.H150]+[.H169]+[.H193]" office:value-type="float" office:value="1288" calcext:value-type="float">
            <text:p>1288</text:p>
          </table:table-cell>
          <table:table-cell table:formula="of:=[.L4]/8"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757.333333333333" calcext:value-type="float">
            <text:p>757.3333333333</text:p>
          </table:table-cell>
          <table:table-cell office:value-type="float" office:value="538.090450884731" calcext:value-type="float">
            <text:p>538.09045088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2" calcext:value-type="float">
            <text:p>2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4" calcext:value-type="float">
            <text:p>4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H5:.H26])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757.333333333333" calcext:value-type="float">
            <text:p>757.3333333333</text:p>
          </table:table-cell>
          <table:table-cell office:value-type="float" office:value="538.090450884731" calcext:value-type="float">
            <text:p>538.09045088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2" calcext:value-type="float">
            <text:p>2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4" calcext:value-type="float">
            <text:p>4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9" calcext:value-type="float">
            <text:p>1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formula="of:=SUM([.H30:.H52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757.333333333333" calcext:value-type="float">
            <text:p>757.3333333333</text:p>
          </table:table-cell>
          <table:table-cell office:value-type="float" office:value="538.090450884731" calcext:value-type="float">
            <text:p>538.09045088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2" calcext:value-type="float">
            <text:p>2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4" calcext:value-type="float">
            <text:p>4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H55:.H77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7" calcext:value-type="float">
            <text:p>27</text:p>
          </table:table-cell>
          <table:table-cell office:value-type="float" office:value="1033.48148148148" calcext:value-type="float">
            <text:p>1033.4814814815</text:p>
          </table:table-cell>
          <table:table-cell office:value-type="float" office:value="179.363483628244" calcext:value-type="float">
            <text:p>179.363483628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2" calcext:value-type="float">
            <text:p>22</text:p>
          </table:table-cell>
          <table:table-cell office:value-type="float" office:value="813.818181818182" calcext:value-type="float">
            <text:p>813.8181818182</text:p>
          </table:table-cell>
          <table:table-cell office:value-type="float" office:value="424.84502904153" calcext:value-type="float">
            <text:p>424.84502904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951.5" calcext:value-type="float">
            <text:p>951.5</text:p>
          </table:table-cell>
          <table:table-cell office:value-type="float" office:value="329.511760032931" calcext:value-type="float">
            <text:p>329.511760032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1" calcext:value-type="float">
            <text:p>5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5" calcext:value-type="float">
            <text:p>1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H81:.H98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757.333333333333" calcext:value-type="float">
            <text:p>757.3333333333</text:p>
          </table:table-cell>
          <table:table-cell office:value-type="float" office:value="538.090450884731" calcext:value-type="float">
            <text:p>538.09045088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2" calcext:value-type="float">
            <text:p>2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4" calcext:value-type="float">
            <text:p>4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9" calcext:value-type="float">
            <text:p>1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H101:.H125])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757.333333333333" calcext:value-type="float">
            <text:p>757.3333333333</text:p>
          </table:table-cell>
          <table:table-cell office:value-type="float" office:value="538.090450884731" calcext:value-type="float">
            <text:p>538.09045088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2" calcext:value-type="float">
            <text:p>2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4" calcext:value-type="float">
            <text:p>4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H129:.H149])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6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974.8" calcext:value-type="float">
            <text:p>974.8</text:p>
          </table:table-cell>
          <table:table-cell office:value-type="float" office:value="286.863547243009" calcext:value-type="float">
            <text:p>286.8635472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4" calcext:value-type="float">
            <text:p>24</text:p>
          </table:table-cell>
          <table:table-cell office:value-type="float" office:value="718.5" calcext:value-type="float">
            <text:p>718.5</text:p>
          </table:table-cell>
          <table:table-cell office:value-type="float" office:value="460.906950903655" calcext:value-type="float">
            <text:p>460.906950903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5" calcext:value-type="float">
            <text:p>115</text:p>
          </table:table-cell>
          <table:table-cell office:value-type="float" office:value="970.747826086956" calcext:value-type="float">
            <text:p>970.747826087</text:p>
          </table:table-cell>
          <table:table-cell office:value-type="float" office:value="286.169801252231" calcext:value-type="float">
            <text:p>286.169801252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3" calcext:value-type="float">
            <text:p>3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6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H153:.H168])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9" calcext:value-type="float">
            <text:p>2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835" calcext:value-type="float">
            <text:p>835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3" calcext:value-type="float">
            <text:p>1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6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9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formula="of:=SUM([.H171:.H192])" office:value-type="float" office:value="155" calcext:value-type="float">
            <text:p>155</text:p>
          </table:table-cell>
          <table:table-cell table:number-columns-repeated="5"/>
        </table:table-row>
      </table:table>
      <table:table table:name="Sheet10" table:style-name="ta1"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6" calcext:value-type="float">
            <text:p>2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6" calcext:value-type="float">
            <text:p>1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20]+[.H39]+[.H98]+[.H165]+[.H210]+[.H229]+[.H249]+[.H267]" office:value-type="float" office:value="2027" calcext:value-type="float">
            <text:p>2027</text:p>
          </table:table-cell>
          <table:table-cell table:formula="of:=[.L12]/8" office:value-type="float" office:value="253.375" calcext:value-type="float">
            <text:p>253.3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4" calcext:value-type="float">
            <text:p>2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983.272727272727" calcext:value-type="float">
            <text:p>983.2727272727</text:p>
          </table:table-cell>
          <table:table-cell office:value-type="float" office:value="281.008573146476" calcext:value-type="float">
            <text:p>281.008573146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8" calcext:value-type="float">
            <text:p>1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0" calcext:value-type="float">
            <text:p>7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H6:.H19])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835" calcext:value-type="float">
            <text:p>835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3" calcext:value-type="float">
            <text:p>1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formula="of:=SUM([.H22:.H38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9" calcext:value-type="float">
            <text:p>2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835" calcext:value-type="float">
            <text:p>835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3" calcext:value-type="float">
            <text:p>1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6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9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881.6" calcext:value-type="float">
            <text:p>881.6</text:p>
          </table:table-cell>
          <table:table-cell office:value-type="float" office:value="382.484729657345" calcext:value-type="float">
            <text:p>382.484729657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3" calcext:value-type="float">
            <text:p>1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7" calcext:value-type="float">
            <text:p>27</text:p>
          </table:table-cell>
          <table:table-cell office:value-type="float" office:value="1033.48148148148" calcext:value-type="float">
            <text:p>1033.4814814815</text:p>
          </table:table-cell>
          <table:table-cell office:value-type="float" office:value="179.363483628244" calcext:value-type="float">
            <text:p>179.363483628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7" calcext:value-type="float">
            <text:p>1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4" calcext:value-type="float">
            <text:p>24</text:p>
          </table:table-cell>
          <table:table-cell office:value-type="float" office:value="835" calcext:value-type="float">
            <text:p>835</text:p>
          </table:table-cell>
          <table:table-cell office:value-type="float" office:value="412.247709409092" calcext:value-type="float">
            <text:p>412.24770940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6" calcext:value-type="float">
            <text:p>1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446.666666666667" calcext:value-type="float">
            <text:p>446.6666666667</text:p>
          </table:table-cell>
          <table:table-cell office:value-type="float" office:value="538.090450884731" calcext:value-type="float">
            <text:p>538.09045088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275.8" calcext:value-type="float">
            <text:p>275.8</text:p>
          </table:table-cell>
          <table:table-cell office:value-type="float" office:value="341.435915232312" calcext:value-type="float">
            <text:p>341.43591523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5" calcext:value-type="float">
            <text:p>1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6" calcext:value-type="float">
            <text:p>1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7" calcext:value-type="float">
            <text:p>1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757.333333333333" calcext:value-type="float">
            <text:p>757.3333333333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0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6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1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934.857142857143" calcext:value-type="float">
            <text:p>934.8571428571</text:p>
          </table:table-cell>
          <table:table-cell office:value-type="float" office:value="352.2628888446" calcext:value-type="float">
            <text:p>352.2628888446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H41:.H97])" office:value-type="float" office:value="499" calcext:value-type="float">
            <text:p>499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3" calcext:value-type="float">
            <text:p>1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9" calcext:value-type="float">
            <text:p>2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835" calcext:value-type="float">
            <text:p>835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3" calcext:value-type="float">
            <text:p>1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6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9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881.6" calcext:value-type="float">
            <text:p>881.6</text:p>
          </table:table-cell>
          <table:table-cell office:value-type="float" office:value="382.484729657345" calcext:value-type="float">
            <text:p>382.484729657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4" calcext:value-type="float">
            <text:p>1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3" calcext:value-type="float">
            <text:p>1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3" calcext:value-type="float">
            <text:p>43</text:p>
          </table:table-cell>
          <table:table-cell office:value-type="float" office:value="699.53488372093" calcext:value-type="float">
            <text:p>699.5348837209</text:p>
          </table:table-cell>
          <table:table-cell office:value-type="float" office:value="461.07138941286" calcext:value-type="float">
            <text:p>461.071389412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7" calcext:value-type="float">
            <text:p>1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4" calcext:value-type="float">
            <text:p>24</text:p>
          </table:table-cell>
          <table:table-cell office:value-type="float" office:value="835" calcext:value-type="float">
            <text:p>835</text:p>
          </table:table-cell>
          <table:table-cell office:value-type="float" office:value="412.247709409092" calcext:value-type="float">
            <text:p>412.24770940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6" calcext:value-type="float">
            <text:p>1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446.666666666667" calcext:value-type="float">
            <text:p>446.6666666667</text:p>
          </table:table-cell>
          <table:table-cell office:value-type="float" office:value="538.090450884731" calcext:value-type="float">
            <text:p>538.09045088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9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275.8" calcext:value-type="float">
            <text:p>275.8</text:p>
          </table:table-cell>
          <table:table-cell office:value-type="float" office:value="341.435915232312" calcext:value-type="float">
            <text:p>341.43591523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5" calcext:value-type="float">
            <text:p>1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9" calcext:value-type="float">
            <text:p>1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7" calcext:value-type="float">
            <text:p>1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757.333333333333" calcext:value-type="float">
            <text:p>757.3333333333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0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9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1" calcext:value-type="float">
            <text:p>2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6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1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934.857142857143" calcext:value-type="float">
            <text:p>934.8571428571</text:p>
          </table:table-cell>
          <table:table-cell office:value-type="float" office:value="352.2628888446" calcext:value-type="float">
            <text:p>352.262888844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H103:.H164])" office:value-type="float" office:value="586" calcext:value-type="float">
            <text:p>586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4" calcext:value-type="float">
            <text:p>1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7" calcext:value-type="float">
            <text:p>5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8" calcext:value-type="float">
            <text:p>1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1" calcext:value-type="float">
            <text:p>21</text:p>
          </table:table-cell>
          <table:table-cell office:value-type="float" office:value="313.52380952381" calcext:value-type="float">
            <text:p>313.5238095238</text:p>
          </table:table-cell>
          <table:table-cell office:value-type="float" office:value="375.012482331938" calcext:value-type="float">
            <text:p>375.01248233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6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757.333333333333" calcext:value-type="float">
            <text:p>757.3333333333</text:p>
          </table:table-cell>
          <table:table-cell office:value-type="float" office:value="481.282730488708" calcext:value-type="float">
            <text:p>481.28273048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5" calcext:value-type="float">
            <text:p>1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6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757.333333333333" calcext:value-type="float">
            <text:p>757.3333333333</text:p>
          </table:table-cell>
          <table:table-cell office:value-type="float" office:value="538.090450884731" calcext:value-type="float">
            <text:p>538.09045088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2" calcext:value-type="float">
            <text:p>4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6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formula="of:=SUM([.H168:.H209])"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7" calcext:value-type="float">
            <text:p>5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H212:.H228])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2" calcext:value-type="float">
            <text:p>22</text:p>
          </table:table-cell>
          <table:table-cell office:value-type="float" office:value="940.909090909091" calcext:value-type="float">
            <text:p>940.9090909091</text:p>
          </table:table-cell>
          <table:table-cell office:value-type="float" office:value="327.365080764421" calcext:value-type="float">
            <text:p>327.36508076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757.333333333333" calcext:value-type="float">
            <text:p>757.3333333333</text:p>
          </table:table-cell>
          <table:table-cell office:value-type="float" office:value="481.282730488708" calcext:value-type="float">
            <text:p>481.28273048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5" calcext:value-type="float">
            <text:p>1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8" calcext:value-type="float">
            <text:p>3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757.333333333333" calcext:value-type="float">
            <text:p>757.3333333333</text:p>
          </table:table-cell>
          <table:table-cell office:value-type="float" office:value="481.282730488708" calcext:value-type="float">
            <text:p>481.28273048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H232:.H24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4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3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2" calcext:value-type="float">
            <text:p>22</text:p>
          </table:table-cell>
          <table:table-cell office:value-type="float" office:value="940.909090909091" calcext:value-type="float">
            <text:p>940.9090909091</text:p>
          </table:table-cell>
          <table:table-cell office:value-type="float" office:value="327.365080764421" calcext:value-type="float">
            <text:p>327.36508076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757.333333333333" calcext:value-type="float">
            <text:p>757.3333333333</text:p>
          </table:table-cell>
          <table:table-cell office:value-type="float" office:value="481.282730488708" calcext:value-type="float">
            <text:p>481.28273048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5" calcext:value-type="float">
            <text:p>1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7" calcext:value-type="float">
            <text:p>3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757.333333333333" calcext:value-type="float">
            <text:p>757.3333333333</text:p>
          </table:table-cell>
          <table:table-cell office:value-type="float" office:value="481.282730488708" calcext:value-type="float">
            <text:p>481.28273048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formula="of:=SUM([.H251:.H266])" office:value-type="float" office:value="114" calcext:value-type="float">
            <text:p>114</text:p>
          </table:table-cell>
          <table:table-cell table:number-columns-repeated="5"/>
        </table:table-row>
      </table:table>
      <table:table table:name="Sheet11" table:style-name="ta1"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6" calcext:value-type="float">
            <text:p>16</text:p>
          </table:table-cell>
          <table:table-cell office:value-type="float" office:value="252.5" calcext:value-type="float">
            <text:p>252.5</text:p>
          </table:table-cell>
          <table:table-cell office:value-type="float" office:value="318.338603795812" calcext:value-type="float">
            <text:p>318.338603795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5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8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4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3" calcext:value-type="float">
            <text:p>2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3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2" calcext:value-type="float">
            <text:p>22</text:p>
          </table:table-cell>
          <table:table-cell office:value-type="float" office:value="940.909090909091" calcext:value-type="float">
            <text:p>940.9090909091</text:p>
          </table:table-cell>
          <table:table-cell office:value-type="float" office:value="327.365080764421" calcext:value-type="float">
            <text:p>327.365080764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757.333333333333" calcext:value-type="float">
            <text:p>757.3333333333</text:p>
          </table:table-cell>
          <table:table-cell office:value-type="float" office:value="481.282730488708" calcext:value-type="float">
            <text:p>481.282730488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5" calcext:value-type="float">
            <text:p>1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8" calcext:value-type="float">
            <text:p>3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757.333333333333" calcext:value-type="float">
            <text:p>757.3333333333</text:p>
          </table:table-cell>
          <table:table-cell office:value-type="float" office:value="481.282730488708" calcext:value-type="float">
            <text:p>481.282730488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1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6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8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0" calcext:value-type="float">
            <text:p>9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8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7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4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5" calcext:value-type="float">
            <text:p>2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6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7" calcext:value-type="float">
            <text:p>2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2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0" calcext:value-type="float">
            <text:p>3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8" calcext:value-type="float">
            <text:p>2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6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9" calcext:value-type="float">
            <text:p>1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8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6" calcext:value-type="float">
            <text:p>16</text:p>
          </table:table-cell>
          <table:table-cell office:value-type="float" office:value="835" calcext:value-type="float">
            <text:p>835</text:p>
          </table:table-cell>
          <table:table-cell office:value-type="float" office:value="416.803071005961" calcext:value-type="float">
            <text:p>416.80307100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5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9" calcext:value-type="float">
            <text:p>1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9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7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4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0" calcext:value-type="float">
            <text:p>40</text:p>
          </table:table-cell>
          <table:table-cell office:value-type="float" office:value="438.9" calcext:value-type="float">
            <text:p>438.9</text:p>
          </table:table-cell>
          <table:table-cell office:value-type="float" office:value="442.086416891539" calcext:value-type="float">
            <text:p>442.08641689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5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7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1" calcext:value-type="float">
            <text:p>21</text:p>
          </table:table-cell>
          <table:table-cell office:value-type="float" office:value="757.333333333333" calcext:value-type="float">
            <text:p>757.3333333333</text:p>
          </table:table-cell>
          <table:table-cell office:value-type="float" office:value="450.198770914952" calcext:value-type="float">
            <text:p>450.198770915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5:.H47])"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5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4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7" calcext:value-type="float">
            <text:p>5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3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51:.H67])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5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3" calcext:value-type="float">
            <text:p>1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4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7" calcext:value-type="float">
            <text:p>5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3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3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1" calcext:value-type="float">
            <text:p>21</text:p>
          </table:table-cell>
          <table:table-cell office:value-type="float" office:value="313.52380952381" calcext:value-type="float">
            <text:p>313.5238095238</text:p>
          </table:table-cell>
          <table:table-cell office:value-type="float" office:value="375.012482331938" calcext:value-type="float">
            <text:p>375.012482331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7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7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6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4" calcext:value-type="float">
            <text:p>1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6" calcext:value-type="float">
            <text:p>1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4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4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9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757.333333333333" calcext:value-type="float">
            <text:p>757.3333333333</text:p>
          </table:table-cell>
          <table:table-cell office:value-type="float" office:value="481.282730488708" calcext:value-type="float">
            <text:p>481.282730488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5" calcext:value-type="float">
            <text:p>1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8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6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508.8" calcext:value-type="float">
            <text:p>508.8</text:p>
          </table:table-cell>
          <table:table-cell office:value-type="float" office:value="510.477423594815" calcext:value-type="float">
            <text:p>510.477423594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1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2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1" calcext:value-type="float">
            <text:p>4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6" calcext:value-type="float">
            <text:p>3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5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6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5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7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3" calcext:value-type="float">
            <text:p>13</text:p>
          </table:table-cell>
          <table:table-cell office:value-type="float" office:value="709.538461538462" calcext:value-type="float">
            <text:p>709.5384615385</text:p>
          </table:table-cell>
          <table:table-cell office:value-type="float" office:value="471.936545060989" calcext:value-type="float">
            <text:p>471.93654506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8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8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7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1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9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4" calcext:value-type="float">
            <text:p>34</text:p>
          </table:table-cell>
          <table:table-cell office:value-type="float" office:value="547.176470588235" calcext:value-type="float">
            <text:p>547.1764705882</text:p>
          </table:table-cell>
          <table:table-cell office:value-type="float" office:value="469.723095127605" calcext:value-type="float">
            <text:p>469.723095127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2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6" calcext:value-type="float">
            <text:p>1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9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5" calcext:value-type="float">
            <text:p>4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70:.H121])"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8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835" calcext:value-type="float">
            <text:p>835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3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3" calcext:value-type="float">
            <text:p>1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125:.H137])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5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4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6" calcext:value-type="float">
            <text:p>3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3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140:.H154])"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4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5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6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7" calcext:value-type="float">
            <text:p>1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1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9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8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6" calcext:value-type="float">
            <text:p>1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formula="of:=[.H169]+[.H155]+[.H138]+[.H122]+[.H68]+[.H48]" office:value-type="float" office:value="1380" calcext:value-type="float">
            <text:p>1380</text:p>
          </table:table-cell>
          <table:table-cell table:formula="of:=[.K167]/6"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9" calcext:value-type="float">
            <text:p>19</text:p>
          </table:table-cell>
          <table:table-cell office:value-type="float" office:value="577.473684210526" calcext:value-type="float">
            <text:p>577.4736842105</text:p>
          </table:table-cell>
          <table:table-cell office:value-type="float" office:value="478.105912071682" calcext:value-type="float">
            <text:p>478.1059120717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157:.H168])" office:value-type="float" office:value="83" calcext:value-type="float">
            <text:p>83</text:p>
          </table:table-cell>
          <table:table-cell table:number-columns-repeated="4"/>
        </table:table-row>
      </table:table>
      <table:table table:name="Sheet12" table:style-name="ta1"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4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5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19]+[.F37]+[.F55]+[.F70]+[.F84]+[.F138]+[.F194]+[.F215]" office:value-type="float" office:value="2308" calcext:value-type="float">
            <text:p>2308</text:p>
          </table:table-cell>
          <table:table-cell table:formula="of:=[.J6]/8" office:value-type="float" office:value="288.5" calcext:value-type="float">
            <text:p>288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utingScenario.node[6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7" calcext:value-type="float">
            <text:p>1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1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9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8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6" calcext:value-type="float">
            <text:p>1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1" calcext:value-type="float">
            <text:p>21</text:p>
          </table:table-cell>
          <table:table-cell office:value-type="float" office:value="624.190476190476" calcext:value-type="float">
            <text:p>624.1904761905</text:p>
          </table:table-cell>
          <table:table-cell office:value-type="float" office:value="476.966206250256" calcext:value-type="float">
            <text:p>476.96620625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9" calcext:value-type="float">
            <text:p>3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3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4:.F18])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4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5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6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7" calcext:value-type="float">
            <text:p>1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1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9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8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6" calcext:value-type="float">
            <text:p>1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1" calcext:value-type="float">
            <text:p>21</text:p>
          </table:table-cell>
          <table:table-cell office:value-type="float" office:value="624.190476190476" calcext:value-type="float">
            <text:p>624.1904761905</text:p>
          </table:table-cell>
          <table:table-cell office:value-type="float" office:value="476.966206250256" calcext:value-type="float">
            <text:p>476.96620625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9" calcext:value-type="float">
            <text:p>8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3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8" calcext:value-type="float">
            <text:p>3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22:.F36])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5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4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6" calcext:value-type="float">
            <text:p>5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3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40:.F54])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8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835" calcext:value-type="float">
            <text:p>835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3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0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3" calcext:value-type="float">
            <text:p>1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57:.F69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8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835" calcext:value-type="float">
            <text:p>835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3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72:.F83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6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1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4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974.8" calcext:value-type="float">
            <text:p>974.8</text:p>
          </table:table-cell>
          <table:table-cell office:value-type="float" office:value="286.863547243009" calcext:value-type="float">
            <text:p>286.8635472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4" calcext:value-type="float">
            <text:p>24</text:p>
          </table:table-cell>
          <table:table-cell office:value-type="float" office:value="718.5" calcext:value-type="float">
            <text:p>718.5</text:p>
          </table:table-cell>
          <table:table-cell office:value-type="float" office:value="460.906950903655" calcext:value-type="float">
            <text:p>460.90695090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55" calcext:value-type="float">
            <text:p>155</text:p>
          </table:table-cell>
          <table:table-cell office:value-type="float" office:value="995.845161290323" calcext:value-type="float">
            <text:p>995.8451612903</text:p>
          </table:table-cell>
          <table:table-cell office:value-type="float" office:value="249.889693637363" calcext:value-type="float">
            <text:p>249.88969363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3" calcext:value-type="float">
            <text:p>3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6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2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1" calcext:value-type="float">
            <text:p>3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8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0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6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3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835" calcext:value-type="float">
            <text:p>835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8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7" calcext:value-type="float">
            <text:p>2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9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6" calcext:value-type="float">
            <text:p>3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8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6" calcext:value-type="float">
            <text:p>6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3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5" calcext:value-type="float">
            <text:p>1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0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0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4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369" calcext:value-type="float">
            <text:p>369</text:p>
          </table:table-cell>
          <table:table-cell office:value-type="float" office:value="431.432166494009" calcext:value-type="float">
            <text:p>431.4321664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0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2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7" calcext:value-type="float">
            <text:p>6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3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964.444444444444" calcext:value-type="float">
            <text:p>964.4444444444</text:p>
          </table:table-cell>
          <table:table-cell office:value-type="float" office:value="310.666666666667" calcext:value-type="float">
            <text:p>310.6666666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5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8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269.142857142857" calcext:value-type="float">
            <text:p>269.1428571429</text:p>
          </table:table-cell>
          <table:table-cell office:value-type="float" office:value="352.2628888446" calcext:value-type="float">
            <text:p>352.26288884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1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4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7" calcext:value-type="float">
            <text:p>17</text:p>
          </table:table-cell>
          <table:table-cell office:value-type="float" office:value="739.058823529412" calcext:value-type="float">
            <text:p>739.0588235294</text:p>
          </table:table-cell>
          <table:table-cell office:value-type="float" office:value="459.095914623001" calcext:value-type="float">
            <text:p>459.0959146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1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3" calcext:value-type="float">
            <text:p>33</text:p>
          </table:table-cell>
          <table:table-cell office:value-type="float" office:value="898.545454545454" calcext:value-type="float">
            <text:p>898.5454545455</text:p>
          </table:table-cell>
          <table:table-cell office:value-type="float" office:value="365.040844539098" calcext:value-type="float">
            <text:p>365.04084453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3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659.023520065862" calcext:value-type="float">
            <text:p>659.02352006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7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6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1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5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5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4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86:.F137])" office:value-type="float" office:value="711" calcext:value-type="float">
            <text:p>71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6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1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4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974.8" calcext:value-type="float">
            <text:p>974.8</text:p>
          </table:table-cell>
          <table:table-cell office:value-type="float" office:value="286.863547243009" calcext:value-type="float">
            <text:p>286.8635472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4" calcext:value-type="float">
            <text:p>24</text:p>
          </table:table-cell>
          <table:table-cell office:value-type="float" office:value="718.5" calcext:value-type="float">
            <text:p>718.5</text:p>
          </table:table-cell>
          <table:table-cell office:value-type="float" office:value="460.906950903655" calcext:value-type="float">
            <text:p>460.90695090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55" calcext:value-type="float">
            <text:p>155</text:p>
          </table:table-cell>
          <table:table-cell office:value-type="float" office:value="995.845161290323" calcext:value-type="float">
            <text:p>995.8451612903</text:p>
          </table:table-cell>
          <table:table-cell office:value-type="float" office:value="249.889693637363" calcext:value-type="float">
            <text:p>249.88969363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3" calcext:value-type="float">
            <text:p>3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6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2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1" calcext:value-type="float">
            <text:p>3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8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0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6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3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835" calcext:value-type="float">
            <text:p>835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8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7" calcext:value-type="float">
            <text:p>2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9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6" calcext:value-type="float">
            <text:p>3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8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6" calcext:value-type="float">
            <text:p>6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3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5" calcext:value-type="float">
            <text:p>1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0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0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4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369" calcext:value-type="float">
            <text:p>369</text:p>
          </table:table-cell>
          <table:table-cell office:value-type="float" office:value="431.432166494009" calcext:value-type="float">
            <text:p>431.4321664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0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2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7" calcext:value-type="float">
            <text:p>6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3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964.444444444444" calcext:value-type="float">
            <text:p>964.4444444444</text:p>
          </table:table-cell>
          <table:table-cell office:value-type="float" office:value="310.666666666667" calcext:value-type="float">
            <text:p>310.6666666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5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8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269.142857142857" calcext:value-type="float">
            <text:p>269.1428571429</text:p>
          </table:table-cell>
          <table:table-cell office:value-type="float" office:value="352.2628888446" calcext:value-type="float">
            <text:p>352.26288884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1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4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7" calcext:value-type="float">
            <text:p>17</text:p>
          </table:table-cell>
          <table:table-cell office:value-type="float" office:value="739.058823529412" calcext:value-type="float">
            <text:p>739.0588235294</text:p>
          </table:table-cell>
          <table:table-cell office:value-type="float" office:value="459.095914623001" calcext:value-type="float">
            <text:p>459.0959146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1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3" calcext:value-type="float">
            <text:p>33</text:p>
          </table:table-cell>
          <table:table-cell office:value-type="float" office:value="898.545454545454" calcext:value-type="float">
            <text:p>898.5454545455</text:p>
          </table:table-cell>
          <table:table-cell office:value-type="float" office:value="365.040844539098" calcext:value-type="float">
            <text:p>365.04084453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3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659.023520065862" calcext:value-type="float">
            <text:p>659.02352006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7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6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1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5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5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4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formula="of:=SUM([.F141:.F193])" office:value-type="float" office:value="711" calcext:value-type="float">
            <text:p>7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6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1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4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974.8" calcext:value-type="float">
            <text:p>974.8</text:p>
          </table:table-cell>
          <table:table-cell office:value-type="float" office:value="286.863547243009" calcext:value-type="float">
            <text:p>286.8635472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4" calcext:value-type="float">
            <text:p>24</text:p>
          </table:table-cell>
          <table:table-cell office:value-type="float" office:value="718.5" calcext:value-type="float">
            <text:p>718.5</text:p>
          </table:table-cell>
          <table:table-cell office:value-type="float" office:value="460.906950903655" calcext:value-type="float">
            <text:p>460.90695090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55" calcext:value-type="float">
            <text:p>155</text:p>
          </table:table-cell>
          <table:table-cell office:value-type="float" office:value="995.845161290323" calcext:value-type="float">
            <text:p>995.8451612903</text:p>
          </table:table-cell>
          <table:table-cell office:value-type="float" office:value="249.889693637363" calcext:value-type="float">
            <text:p>249.88969363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3" calcext:value-type="float">
            <text:p>3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6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12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8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0" calcext:value-type="float">
            <text:p>2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utingScenario.node[20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196:.F214])" office:value-type="float" office:value="287" calcext:value-type="float">
            <text:p>287</text:p>
          </table:table-cell>
          <table:table-cell table:number-columns-repeated="5"/>
        </table:table-row>
      </table:table>
      <table:table table:name="Sheet13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6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1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4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5" calcext:value-type="float">
            <text:p>1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3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2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1" calcext:value-type="float">
            <text:p>2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8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4" calcext:value-type="float">
            <text:p>2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1" calcext:value-type="float">
            <text:p>5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6" calcext:value-type="float">
            <text:p>1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912.666666666667" calcext:value-type="float">
            <text:p>912.6666666667</text:p>
          </table:table-cell>
          <table:table-cell office:value-type="float" office:value="380.48740671232" calcext:value-type="float">
            <text:p>380.48740671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6" calcext:value-type="float">
            <text:p>6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3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6" calcext:value-type="float">
            <text:p>1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912.666666666667" calcext:value-type="float">
            <text:p>912.6666666667</text:p>
          </table:table-cell>
          <table:table-cell office:value-type="float" office:value="380.48740671232" calcext:value-type="float">
            <text:p>380.48740671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5" calcext:value-type="float">
            <text:p>6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6" calcext:value-type="float">
            <text:p>1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912.666666666667" calcext:value-type="float">
            <text:p>912.6666666667</text:p>
          </table:table-cell>
          <table:table-cell office:value-type="float" office:value="380.48740671232" calcext:value-type="float">
            <text:p>380.48740671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6" calcext:value-type="float">
            <text:p>6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3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6" calcext:value-type="float">
            <text:p>1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912.666666666667" calcext:value-type="float">
            <text:p>912.6666666667</text:p>
          </table:table-cell>
          <table:table-cell office:value-type="float" office:value="380.48740671232" calcext:value-type="float">
            <text:p>380.48740671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6" calcext:value-type="float">
            <text:p>6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3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4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6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2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50" calcext:value-type="float">
            <text:p>50</text:p>
          </table:table-cell>
          <table:table-cell office:value-type="float" office:value="937.52" calcext:value-type="float">
            <text:p>937.52</text:p>
          </table:table-cell>
          <table:table-cell office:value-type="float" office:value="326.675164126603" calcext:value-type="float">
            <text:p>326.67516412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4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9" calcext:value-type="float">
            <text:p>29</text:p>
          </table:table-cell>
          <table:table-cell office:value-type="float" office:value="907.310344827586" calcext:value-type="float">
            <text:p>907.3103448276</text:p>
          </table:table-cell>
          <table:table-cell office:value-type="float" office:value="358.284912908336" calcext:value-type="float">
            <text:p>358.28491290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7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73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8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3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2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2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67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0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1" calcext:value-type="float">
            <text:p>1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7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6" calcext:value-type="float">
            <text:p>16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2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3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49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81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" calcext:value-type="float">
            <text:p>6</text:p>
          </table:table-cell>
          <table:table-cell office:value-type="float" office:value="912.666666666667" calcext:value-type="float">
            <text:p>912.6666666667</text:p>
          </table:table-cell>
          <table:table-cell office:value-type="float" office:value="380.48740671232" calcext:value-type="float">
            <text:p>380.48740671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150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65" calcext:value-type="float">
            <text:p>6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tingScenario.node[2].ipv4.ip</text:p>
          </table:table-cell>
          <table:table-cell office:value-type="string" calcext:value-type="string">
            <text:p>packetDropHopLimitReached:vector(packetBytes)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SUM([.G5:.G117])" office:value-type="float" office:value="887" calcext:value-type="float">
            <text:p>887</text:p>
          </table:table-cell>
          <table:table-cell table:formula="of:=[.G118]/7" office:value-type="float" office:value="126.714285714286" calcext:value-type="float">
            <text:p>126.71428571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7">00/00/0000</text:date>, <text:time style:data-style-name="N2" text:time-value="19:53:19.940789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1T10:01:27.170243912</meta:creation-date>
    <dc:date>2021-03-17T02:53:54.177633949</dc:date>
    <meta:editing-duration>PT7H18M9S</meta:editing-duration>
    <meta:editing-cycles>7</meta:editing-cycles>
    <meta:generator>LibreOffice/5.1.6.2$Linux_X86_64 LibreOffice_project/10m0$Build-2</meta:generator>
    <meta:document-statistic meta:table-count="13" meta:cell-count="5508" meta:object-count="0"/>
  </office:meta>
</office:document-meta>
</file>